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incípios para escrever CSS de forma consistente e idiomática</text:h>
      <text:p text:style-name="Text_20_body">O documento a seguir descreve um sensato guia de estilo para desenvolvimento CSS. Não pretendo ser prescritivo e não quero impor as minhas preferências de estilo no código de outras pessoas. Entretanto, estas orientações incentivam fortemente o uso de existentes, comuns e sensatos padrões.</text:p>
      <text:p text:style-name="Text_20_body">Esse é um documento vivo e novas ideias são sempre bem-vindas. Por favor contribua.</text:p>
      <text:p text:style-name="Text_20_body"><text:a xlink:type="simple" xlink:href="https://github.com/necolas/idiomatic-css" text:style-name="Internet_20_link" text:visited-style-name="Visited_20_Internet_20_Link">Idiomatic CSS em Inglês (Original)</text:a></text:p>
      <text:h text:style-name="Heading_20_2" text:outline-level="2"><text:bookmark text:name="user-content-índice"/>Índice</text:h>
      <text:list xml:id="list155097113" text:style-name="L1">
        <text:list-item>
          <text:p text:style-name="P3"><text:a xlink:type="simple" xlink:href="https://github.com/necolas/idiomatic-css/tree/master/translations/pt-BR#general-principles" text:style-name="Internet_20_link" text:visited-style-name="Visited_20_Internet_20_Link">Princípios gerais</text:a> </text:p>
        </text:list-item>
        <text:list-item>
          <text:p text:style-name="P3"><text:a xlink:type="simple" xlink:href="https://github.com/necolas/idiomatic-css/tree/master/translations/pt-BR#whitespace" text:style-name="Internet_20_link" text:visited-style-name="Visited_20_Internet_20_Link">Espaços em branco</text:a> </text:p>
        </text:list-item>
        <text:list-item>
          <text:p text:style-name="P3"><text:a xlink:type="simple" xlink:href="https://github.com/necolas/idiomatic-css/tree/master/translations/pt-BR#comments" text:style-name="Internet_20_link" text:visited-style-name="Visited_20_Internet_20_Link">Comentários</text:a> </text:p>
        </text:list-item>
        <text:list-item>
          <text:p text:style-name="P3"><text:a xlink:type="simple" xlink:href="https://github.com/necolas/idiomatic-css/tree/master/translations/pt-BR#format" text:style-name="Internet_20_link" text:visited-style-name="Visited_20_Internet_20_Link">Formatação</text:a> </text:p>
        </text:list-item>
        <text:list-item>
          <text:p text:style-name="P3"><text:a xlink:type="simple" xlink:href="https://github.com/necolas/idiomatic-css/tree/master/translations/pt-BR#naming" text:style-name="Internet_20_link" text:visited-style-name="Visited_20_Internet_20_Link">Nomeando</text:a> </text:p>
        </text:list-item>
        <text:list-item>
          <text:p text:style-name="P3"><text:a xlink:type="simple" xlink:href="https://github.com/necolas/idiomatic-css/tree/master/translations/pt-BR#example" text:style-name="Internet_20_link" text:visited-style-name="Visited_20_Internet_20_Link">Exemplo prático</text:a> </text:p>
        </text:list-item>
        <text:list-item>
          <text:p text:style-name="P3"><text:a xlink:type="simple" xlink:href="https://github.com/necolas/idiomatic-css/tree/master/translations/pt-BR#organization" text:style-name="Internet_20_link" text:visited-style-name="Visited_20_Internet_20_Link">Organização</text:a> </text:p>
        </text:list-item>
        <text:list-item>
          <text:p text:style-name="P2"><text:a xlink:type="simple" xlink:href="https://github.com/necolas/idiomatic-css/tree/master/translations/pt-BR#build-and-deployment" text:style-name="Internet_20_link" text:visited-style-name="Visited_20_Internet_20_Link">Build e deploy</text:a> </text:p>
        </text:list-item>
      </text:list>
      <text:p text:style-name="Text_20_body"><text:a xlink:type="simple" xlink:href="https://github.com/necolas/idiomatic-css/tree/master/translations/pt-BR#acknowledgements" text:style-name="Internet_20_link" text:visited-style-name="Visited_20_Internet_20_Link">Agradecimentos</text:a></text:p>
      <text:h text:style-name="Heading_20_2" text:outline-level="2"><text:bookmark text:name="user-content-general-principles"/><text:bookmark text:name="user-content-1-princípios-gerais"/>1. Princípios gerais</text:h>
      <text:p text:style-name="Quotations">"Parte de ser um bom gestor de um projeto bem sucedido é perceber que escrever código para si mesmo é uma Má Ideia™. Se milhares de pessoas estão usando o seu código, então escreva-o com máxima clareza, não sob a sua preferência pessoal de como ser esperto com a especificação." - Idan Gazit</text:p>
      <text:list xml:id="list3189552429" text:style-name="L2">
        <text:list-item>
          <text:p text:style-name="P5">Todo código em qualquer aplicação deve parecer como se tivesse sido escrito por uma única pessoa, independentemente de quantas pessoas tenham contribuído. </text:p>
        </text:list-item>
        <text:list-item>
          <text:p text:style-name="P5">Faça cumprir rigorosamente o estilo acordado. </text:p>
        </text:list-item>
        <text:list-item>
          <text:p text:style-name="P4">Em caso de dúvida, utilizar padrões existentes e comuns. </text:p>
        </text:list-item>
      </text:list>
      <text:h text:style-name="Heading_20_2" text:outline-level="2"><text:bookmark text:name="user-content-whitespace"/><text:bookmark text:name="user-content-2-espaços-em-branco"/>2. Espaços em branco</text:h>
      <text:p text:style-name="Text_20_body">Apenas um estilo deve existir em todo o projeto. Seja sempre consistente na utilização de espaços em branco. Use espaços em branco para melhorar a legibilidade.</text:p>
      <text:list xml:id="list242732088" text:style-name="L3">
        <text:list-item>
          <text:p text:style-name="P7"><text:span text:style-name="Emphasis">Nunca</text:span> misture espaços e tabs para indentação. </text:p>
        </text:list-item>
        <text:list-item>
          <text:p text:style-name="P7">Escolha entre indentação suave (espaços) ou tabulação. Atenha-se à sua escolha sem falhar. (Preferência: espaços) </text:p>
        </text:list-item>
        <text:list-item>
          <text:p text:style-name="P6">Se usar espaços, escolha o número de caracteres usados por nível de indentação. (Preferência: 4 espaços) </text:p>
        </text:list-item>
      </text:list>
      <text:p text:style-name="Text_20_body"><text:soft-page-break/>Dica: configure seu editor para "mostrar invisíveis". Isso irá permitir que você elimine espaços em branco da quebra de linha, elimine espaços em branco de linhas vazias sem indentação e evite commits poluídos.</text:p>
      <text:p text:style-name="Text_20_body">Dica: use um <text:a xlink:type="simple" xlink:href="http://editorconfig.org/" text:style-name="Internet_20_link" text:visited-style-name="Visited_20_Internet_20_Link">EditorConfig</text:a> arquivo (ou equivalente) para ajudar a menter a convenção básica de espaços em branco que você aceitou para sua base de código.</text:p>
      <text:h text:style-name="Heading_20_2" text:outline-level="2"><text:bookmark text:name="user-content-comments"/><text:bookmark text:name="user-content-3-comentários"/>3. Comentários</text:h>
      <text:p text:style-name="Text_20_body">Código bem comentado é extremamente importante. Tire tempo para descrever componentes, como eles funcionam, suas limitações, e o modo como são construídos. Não deixe outros no time adivinharem o propósito de códigos incomuns ou não óbvios.</text:p>
      <text:p text:style-name="Text_20_body">Estilo de comentário deve ser simples e consistente dentro de uma única base de código.</text:p>
      <text:list xml:id="list2683469203" text:style-name="L4">
        <text:list-item>
          <text:p text:style-name="P9">Coloque comentários em uma nova linha acima do seu assunto. </text:p>
        </text:list-item>
        <text:list-item>
          <text:p text:style-name="P9">Evite comentários no fim da linha. </text:p>
        </text:list-item>
        <text:list-item>
          <text:p text:style-name="P9">Mantenha o comprimento da linha a um máximo sensível, por exemplo, 80 colunas. </text:p>
        </text:list-item>
        <text:list-item>
          <text:p text:style-name="P9">Faça o uso liberal de comentários para quebrar o código CSS em seções distintas. </text:p>
        </text:list-item>
        <text:list-item>
          <text:p text:style-name="P8">Use comentários com iniciais maiúsculas e indentação de texto consistente. </text:p>
        </text:list-item>
      </text:list>
      <text:p text:style-name="Text_20_body">Dica: configure seu editor para lhe prover com atalhos a geração do padrão de comentários acordado.</text:p>
      <text:h text:style-name="Heading_20_4" text:outline-level="4"><text:bookmark text:name="user-content-exemplo-com-css"/>exemplo com CSS:</text:h>
      <text:p text:style-name="Preformatted_20_Text">/* ==========================================================================</text:p>
      <text:p text:style-name="Preformatted_20_Text"><text:s text:c="3"/>Bloco de comentário de seção</text:p>
      <text:p text:style-name="Preformatted_20_Text"><text:s text:c="3"/>========================================================================== */</text:p>
      <text:p text:style-name="Preformatted_20_Text"/>
      <text:p text:style-name="Preformatted_20_Text">/* Bloco de comentário de sub-seção</text:p>
      <text:p text:style-name="Preformatted_20_Text"><text:s text:c="3"/>========================================================================== */</text:p>
      <text:p text:style-name="Preformatted_20_Text"/>
      <text:p text:style-name="Preformatted_20_Text">/*</text:p>
      <text:p text:style-name="Preformatted_20_Text"><text:s/>* Bloco de comentário de grupo</text:p>
      <text:p text:style-name="Preformatted_20_Text"><text:s/>* Ideal para explicações em múltiplas linhas e documentação.</text:p>
      <text:p text:style-name="Preformatted_20_Text"><text:s/>*/</text:p>
      <text:p text:style-name="Preformatted_20_Text"><text:s/></text:p>
      <text:p text:style-name="Preformatted_20_Text">/**</text:p>
      <text:p text:style-name="Preformatted_20_Text"><text:s/>* Breve descrição usando o estilo de formato de comentário Doxygen</text:p>
      <text:p text:style-name="Preformatted_20_Text"><text:s/>*</text:p>
      <text:p text:style-name="Preformatted_20_Text"><text:s/>* A primeira frase da descrição longa começa aqui e continua</text:p>
      <text:p text:style-name="Preformatted_20_Text"><text:s/>* nesta linha por um tempo finalmente concluindo aqui no final deste parágrafo.</text:p>
      <text:p text:style-name="Preformatted_20_Text"><text:s/>*</text:p>
      <text:p text:style-name="Preformatted_20_Text"><text:s/>* A descrição longa é ideal para explicações mais detalhadas e documentação.</text:p>
      <text:p text:style-name="Preformatted_20_Text"><text:s/>* Ele pode incluir HTML exemplo, URLs, ou qualquer outra informação</text:p>
      <text:p text:style-name="Preformatted_20_Text"><text:s/>* que seja considerada necessária ou útil.</text:p>
      <text:p text:style-name="Preformatted_20_Text"><text:s/>*</text:p>
      <text:p text:style-name="Preformatted_20_Text"><text:s/>* @tag Esta é uma tag chamada 'tag'</text:p>
      <text:p text:style-name="Preformatted_20_Text"><text:s/>*</text:p>
      <text:p text:style-name="Preformatted_20_Text"><text:s/>* @todo Esta é uma declaração de tarefas que descreve uma tarefa atômica para ser </text:p>
      <text:p text:style-name="Preformatted_20_Text"><text:s/>* concluída numa data posterior. Ela envolve depois de 80 caracteres e as linhas a</text:p>
      <text:p text:style-name="Preformatted_20_Text"><text:s/>* seguir são Recuado por dois espaços.</text:p>
      <text:p text:style-name="Preformatted_20_Text"><text:s/>*/</text:p>
      <text:p text:style-name="Preformatted_20_Text"/>
      <text:p text:style-name="P1">/* Comentário básico */</text:p>
      <text:h text:style-name="Heading_20_4" text:outline-level="4"><text:bookmark text:name="user-content-exemplo-com-scss"/><text:soft-page-break/>exemplo com SCSS:</text:h>
      <text:p text:style-name="Preformatted_20_Text">// ==========================================================================</text:p>
      <text:p text:style-name="Preformatted_20_Text">// Bloco de comentário de seção</text:p>
      <text:p text:style-name="Preformatted_20_Text">// ==========================================================================</text:p>
      <text:p text:style-name="Preformatted_20_Text"/>
      <text:p text:style-name="Preformatted_20_Text">// Bloco de comentário de sub-seção</text:p>
      <text:p text:style-name="Preformatted_20_Text">// ==========================================================================</text:p>
      <text:p text:style-name="Preformatted_20_Text"/>
      <text:p text:style-name="Preformatted_20_Text">//</text:p>
      <text:p text:style-name="Preformatted_20_Text">// Bloco de comentário de grupo</text:p>
      <text:p text:style-name="Preformatted_20_Text">// Ideal para explicações em múltiplas linhas e documentação.</text:p>
      <text:p text:style-name="Preformatted_20_Text">//</text:p>
      <text:p text:style-name="Preformatted_20_Text"/>
      <text:p text:style-name="P1">// Comentário básico</text:p>
      <text:h text:style-name="Heading_20_2" text:outline-level="2"><text:bookmark text:name="user-content-format"/><text:bookmark text:name="user-content-4-formatação"/>4. Formatação</text:h>
      <text:p text:style-name="Text_20_body">O formato de código escolhido deve garantir que o código seja: fácil de ler; fácil de comentar claramente; minimize a chance de introduzir erros acidentalmente; e resulte em úteis visualizações de diferença.</text:p>
      <text:list xml:id="list3450099527" text:style-name="L5">
        <text:list-item>
          <text:p text:style-name="P11">Um seletor discreto por linha em um conjunto de regras com multi-seletores. </text:p>
        </text:list-item>
        <text:list-item>
          <text:p text:style-name="P11">Um único espaço antes da abertura das chaves em um conjunto de regras. </text:p>
        </text:list-item>
        <text:list-item>
          <text:p text:style-name="P11">Uma única declaração por linha em um bloco de declarativo. </text:p>
        </text:list-item>
        <text:list-item>
          <text:p text:style-name="P11">Um nível de indentação para cada declaração. </text:p>
        </text:list-item>
        <text:list-item>
          <text:p text:style-name="P11">Um único espaço depois dos dois pontos de uma declaração. </text:p>
        </text:list-item>
        <text:list-item>
          <text:p text:style-name="P11">Use valores minúsculos e abreviações hexadecimais, por exemplo, <text:span text:style-name="Source_20_Text">#aaa</text:span>. </text:p>
        </text:list-item>
        <text:list-item>
          <text:p text:style-name="P11">Use aspas simples ou duplas de forma consistente. Preferência é por aspas duplas,    por exemplo, <text:span text:style-name="Source_20_Text">conteúdo:" "</text:span>. </text:p>
        </text:list-item>
        <text:list-item>
          <text:p text:style-name="P11">Citação valores de atributos em seletores, por exemplo, <text:span text:style-name="Source_20_Text">input [type="checkbox"]</text:span>. </text:p>
        </text:list-item>
        <text:list-item>
          <text:p text:style-name="P11"><text:span text:style-name="Emphasis">Onde for permitido</text:span>, evitar especificar unidades para zero valores, por exemplo, <text:span text:style-name="Source_20_Text">margin: 0</text:span>. </text:p>
        </text:list-item>
        <text:list-item>
          <text:p text:style-name="P11">Inclua um espaço após cada vírgula em propriedades separadas por vírgula ou valores de funções. </text:p>
        </text:list-item>
        <text:list-item>
          <text:p text:style-name="P11">Sempre inclua um ponto-e-vírgula no fim da última declaração em um bloco declarativo. </text:p>
        </text:list-item>
        <text:list-item>
          <text:p text:style-name="P11">Coloque o fechamento das chaves na mesma coluna que o primeiro caracter do conjunto de regras. </text:p>
        </text:list-item>
        <text:list-item>
          <text:p text:style-name="P10">Separe cada conjunto de regras por uma linha em branco. </text:p>
        </text:list-item>
      </text:list>
      <text:p text:style-name="Preformatted_20_Text">.selector-1,</text:p>
      <text:p text:style-name="Preformatted_20_Text">.selector-2,</text:p>
      <text:p text:style-name="Preformatted_20_Text">.selector-3 {</text:p>
      <text:p text:style-name="Preformatted_20_Text"><text:s text:c="4"/>-webkit-box-sizing: border-box;</text:p>
      <text:p text:style-name="Preformatted_20_Text"><text:s text:c="4"/>-moz-box-sizing: border-box;</text:p>
      <text:p text:style-name="Preformatted_20_Text"><text:s text:c="4"/>box-sizing: border-box;</text:p>
      <text:p text:style-name="Preformatted_20_Text"><text:s text:c="4"/>display: block;</text:p>
      <text:p text:style-name="Preformatted_20_Text"><text:s text:c="4"/>color: #333;</text:p>
      <text:p text:style-name="Preformatted_20_Text"><text:s text:c="4"/>background: #fff;</text:p>
      <text:p text:style-name="P1">}</text:p>
      <text:h text:style-name="Heading_20_4" text:outline-level="4"><text:bookmark text:name="user-content-ordem-de-declaração"/><text:soft-page-break/>Ordem de declaração</text:h>
      <text:p text:style-name="Text_20_body">Declarações devem ser ordenadas segundo um único princípio. Minha preferência é por propriedades relacionadas para serem agrupadas e por propriedades estruturalmente importantes (por exemplo, posicionamento e box-model) para serem declaradas antes de propriedades tipográficas, fundo ou cor.</text:p>
      <text:p text:style-name="Preformatted_20_Text">.selector {</text:p>
      <text:p text:style-name="Preformatted_20_Text"><text:s text:c="4"/>/* Posicionamento */</text:p>
      <text:p text:style-name="Preformatted_20_Text"><text:s text:c="4"/>position: absolute;</text:p>
      <text:p text:style-name="Preformatted_20_Text"><text:s text:c="4"/>z-index: 10;</text:p>
      <text:p text:style-name="Preformatted_20_Text"><text:s text:c="4"/>top: 0;</text:p>
      <text:p text:style-name="Preformatted_20_Text"><text:s text:c="4"/>right: 0;</text:p>
      <text:p text:style-name="Preformatted_20_Text"><text:s text:c="4"/>bottom: 0;</text:p>
      <text:p text:style-name="Preformatted_20_Text"><text:s text:c="4"/>left: 0;</text:p>
      <text:p text:style-name="Preformatted_20_Text"/>
      <text:p text:style-name="Preformatted_20_Text"><text:s text:c="4"/>/* Display &amp; Modelo de Caixa */</text:p>
      <text:p text:style-name="Preformatted_20_Text"><text:s text:c="4"/>display: inline-block;</text:p>
      <text:p text:style-name="Preformatted_20_Text"><text:s text:c="4"/>overflow: hidden;</text:p>
      <text:p text:style-name="Preformatted_20_Text"><text:s text:c="4"/>box-sizing: border-box;</text:p>
      <text:p text:style-name="Preformatted_20_Text"><text:s text:c="4"/>width: 100px;</text:p>
      <text:p text:style-name="Preformatted_20_Text"><text:s text:c="4"/>height: 100px;</text:p>
      <text:p text:style-name="Preformatted_20_Text"><text:s text:c="4"/>padding: 10px;</text:p>
      <text:p text:style-name="Preformatted_20_Text"><text:s text:c="4"/>border: 10px solid #333;</text:p>
      <text:p text:style-name="Preformatted_20_Text"><text:s text:c="4"/>margin: 10px;</text:p>
      <text:p text:style-name="Preformatted_20_Text"/>
      <text:p text:style-name="Preformatted_20_Text"><text:s text:c="4"/>/* Outros */</text:p>
      <text:p text:style-name="Preformatted_20_Text"><text:s text:c="4"/>background: #000;</text:p>
      <text:p text:style-name="Preformatted_20_Text"><text:s text:c="4"/>color: #fff;</text:p>
      <text:p text:style-name="Preformatted_20_Text"><text:s text:c="4"/>font-family: sans-serif;</text:p>
      <text:p text:style-name="Preformatted_20_Text"><text:s text:c="4"/>font-size: 16px;</text:p>
      <text:p text:style-name="Preformatted_20_Text"><text:s text:c="4"/>text-align: right;</text:p>
      <text:p text:style-name="P1">}</text:p>
      <text:p text:style-name="Text_20_body">Ordenação alfabética também é popular, mas a desvantagem é que ela separa as propriedades relacionadas. Por exemplo, deslocamentos de posição não são mais agrupados e propriedades do box-model podem acabar propagando ao longo de um bloco de declaração.</text:p>
      <text:h text:style-name="Heading_20_4" text:outline-level="4"><text:bookmark text:name="user-content-exceções-e-ligeiros-desvios"/>Exceções e ligeiros desvios</text:h>
      <text:p text:style-name="Text_20_body">Grandes blocos de declarações individuais podem atuar de forma diferente, através da formatação de linha única. Nesse caso, um espaço deve ser considerado depois da abertura das chaves e antes do fechamento das chaves.</text:p>
      <text:p text:style-name="Preformatted_20_Text">.selector-1 { width: 10%; }</text:p>
      <text:p text:style-name="Preformatted_20_Text">.selector-2 { width: 20%; }</text:p>
      <text:p text:style-name="P1">.selector-3 { width: 30%; }</text:p>
      <text:p text:style-name="Text_20_body">Longos valores de propriedades separados por vírgula - como coleções de degradês ou sombras - podem ser organizados em várias linhas em um esforço para melhorar a legibilidade e produz visualizações de diferença mais úteis. Existem vários formatos que poderiam ser usados; um exemplo é mostrado abaixo.</text:p>
      <text:p text:style-name="Preformatted_20_Text">.selector {</text:p>
      <text:p text:style-name="Preformatted_20_Text"><text:s text:c="4"/>background-image:</text:p>
      <text:p text:style-name="Preformatted_20_Text"><text:s text:c="8"/>linear-gradient(#fff, #ccc),</text:p>
      <text:p text:style-name="Preformatted_20_Text"><text:s text:c="8"/>linear-gradient(#f3c, #4ec);</text:p>
      <text:p text:style-name="Preformatted_20_Text"><text:s text:c="4"/>box-shadow:</text:p>
      <text:p text:style-name="Preformatted_20_Text"><text:s text:c="8"/>1px 1px 1px #000,</text:p>
      <text:p text:style-name="Preformatted_20_Text"><text:soft-page-break/><text:s text:c="8"/>2px 2px 1px 1px #ccc inset;</text:p>
      <text:p text:style-name="P1">}</text:p>
      <text:h text:style-name="Heading_20_4" text:outline-level="4"><text:bookmark text:name="user-content-miscelânea"/>Miscelânea</text:h>
      <text:list xml:id="list1732691335" text:style-name="L6">
        <text:list-item>
          <text:p text:style-name="P13">Use valores hexadecimais em letras minúsculas, por exemplo: <text:span text:style-name="Source_20_Text">#aaa</text:span>. </text:p>
        </text:list-item>
        <text:list-item>
          <text:p text:style-name="P13">Use aspas simples ou duplas de forma consistente. Preferência por aspas duplas, por exemplo: <text:span text:style-name="Source_20_Text">content: ""</text:span>. </text:p>
        </text:list-item>
        <text:list-item>
          <text:p text:style-name="P13">Sempre coloque aspas em valores de atributos nos seletores, por exemplo: <text:span text:style-name="Source_20_Text">input[type="checkbox"]</text:span>. </text:p>
        </text:list-item>
        <text:list-item>
          <text:p text:style-name="P12"><text:span text:style-name="Emphasis">Onde permitido</text:span>, evite especificar unidades para valores-zero, por exemplo: <text:span text:style-name="Source_20_Text">margin: 0</text:span>. </text:p>
        </text:list-item>
      </text:list>
      <text:h text:style-name="Heading_20_3" text:outline-level="3"><text:bookmark text:name="user-content-pré-processadores-considerações-de-formatação-adicionais"/>Pré-processadores: considerações de formatação adicionais</text:h>
      <text:p text:style-name="Text_20_body">Diferentes pré-processadores de CSS possuem diferentes características, funcionalidades e sintaxe. Suas convenções devem ser extendidas para acomodar as particularidades de qualquer pré-processador em uso. As seguintes diretrizes são em referência ao Sass.</text:p>
      <text:list xml:id="list3272551490" text:style-name="L7">
        <text:list-item>
          <text:p text:style-name="P15">Limite o aninhamento a 1 nível de profundidade. Reavalie qualquer aninhamento que tenha mais de 2 níveis de profundidade. Isso impede que existam seletores CSS muito específicos. </text:p>
        </text:list-item>
        <text:list-item>
          <text:p text:style-name="P15">Evite um grande número de regras aninhadas. Quebre-os para quando a legibilidade começar a ser afetada. Preferência por evitar aninhamentos que se espalhem por mais de 20 linhas. </text:p>
        </text:list-item>
        <text:list-item>
          <text:p text:style-name="P15">Sempre coloque as declarações <text:span text:style-name="Source_20_Text">@extend</text:span> nas primeiras linhas de um bloco declarativo. </text:p>
        </text:list-item>
        <text:list-item>
          <text:p text:style-name="P15">Quando possível, agrupe declarações <text:span text:style-name="Source_20_Text">@include</text:span> no topo de blocos declarativos, depois de qualquer declaração <text:span text:style-name="Source_20_Text">@extend</text:span>. </text:p>
        </text:list-item>
        <text:list-item>
          <text:p text:style-name="P14">Considere funções customizadas para prefixos com <text:span text:style-name="Source_20_Text">x-</text:span> ou qualquer namespace. Isso ajuda a evitar qualquer potencial confusão na sua função com a função de CSS nativo ou de colidir com funções de bibliotecas. </text:p>
        </text:list-item>
      </text:list>
      <text:p text:style-name="Preformatted_20_Text">.selector-1 {</text:p>
      <text:p text:style-name="Preformatted_20_Text"><text:s text:c="4"/>@extend .other-rule;</text:p>
      <text:p text:style-name="Preformatted_20_Text"><text:s text:c="4"/>@include clearfix();</text:p>
      <text:p text:style-name="Preformatted_20_Text"><text:s text:c="4"/>@include box-sizing(border-box);</text:p>
      <text:p text:style-name="Preformatted_20_Text"><text:s text:c="4"/>width: x-grid-unit(1);</text:p>
      <text:p text:style-name="Preformatted_20_Text"><text:s text:c="4"/>// other declarations</text:p>
      <text:p text:style-name="P1">}</text:p>
      <text:h text:style-name="Heading_20_2" text:outline-level="2"><text:bookmark text:name="user-content-naming"/><text:bookmark text:name="user-content-5-nomeando"/>5. Nomeando</text:h>
      <text:p text:style-name="Text_20_body">Você não é um compilador/compressor de código humano, então não tente ser.</text:p>
      <text:p text:style-name="Text_20_body">Use nomes claros e previdentes para classes HTML. Escolha um padrão de nomes compreensível e consistente que faça sentido para arquivos HTML e arquivos CSS.</text:p>
      <text:p text:style-name="Preformatted_20_Text">/* Exemplo de código com nomes ruins */</text:p>
      <text:p text:style-name="Preformatted_20_Text"/>
      <text:p text:style-name="Preformatted_20_Text">.s-scr {</text:p>
      <text:p text:style-name="Preformatted_20_Text"><text:s text:c="4"/>overflow: auto;</text:p>
      <text:p text:style-name="Preformatted_20_Text">}</text:p>
      <text:p text:style-name="Preformatted_20_Text"/>
      <text:p text:style-name="Preformatted_20_Text">.cb {</text:p>
      <text:p text:style-name="Preformatted_20_Text"><text:s text:c="4"/>background: #000;</text:p>
      <text:p text:style-name="Preformatted_20_Text">}</text:p>
      <text:p text:style-name="Preformatted_20_Text"><text:soft-page-break/></text:p>
      <text:p text:style-name="Preformatted_20_Text">/* Exemplo de código com bons nomes */</text:p>
      <text:p text:style-name="Preformatted_20_Text"/>
      <text:p text:style-name="Preformatted_20_Text">.is-scrollable {</text:p>
      <text:p text:style-name="Preformatted_20_Text"><text:s text:c="4"/>overflow: auto;</text:p>
      <text:p text:style-name="Preformatted_20_Text">}</text:p>
      <text:p text:style-name="Preformatted_20_Text"/>
      <text:p text:style-name="Preformatted_20_Text">.column-body {</text:p>
      <text:p text:style-name="Preformatted_20_Text"><text:s text:c="4"/>background: #000;</text:p>
      <text:p text:style-name="P1">}</text:p>
      <text:h text:style-name="Heading_20_2" text:outline-level="2"><text:bookmark text:name="user-content-example"/><text:bookmark text:name="user-content-6-exemplo-prático"/>6. Exemplo prático</text:h>
      <text:p text:style-name="Text_20_body">Um exemplo de várias convenções.</text:p>
      <text:p text:style-name="Preformatted_20_Text">/* ==========================================================================</text:p>
      <text:p text:style-name="Preformatted_20_Text"><text:s text:c="3"/>Grid layout</text:p>
      <text:p text:style-name="Preformatted_20_Text"><text:s text:c="3"/>========================================================================== */</text:p>
      <text:p text:style-name="Preformatted_20_Text"/>
      <text:p text:style-name="Preformatted_20_Text">/*</text:p>
      <text:p text:style-name="Preformatted_20_Text"><text:s/>* Layout da coluna com scroll horizontal.</text:p>
      <text:p text:style-name="Preformatted_20_Text"><text:s/>*</text:p>
      <text:p text:style-name="Preformatted_20_Text"><text:s/>* Isso cria uma única linha de altura completa, não-envolvendo colunas que podem</text:p>
      <text:p text:style-name="Preformatted_20_Text"><text:s/>* ser navegadas na horizontal dentro de seu pai.</text:p>
      <text:p text:style-name="Preformatted_20_Text"><text:s/>*</text:p>
      <text:p text:style-name="Preformatted_20_Text"><text:s/>* Exemplo de HTML:</text:p>
      <text:p text:style-name="Preformatted_20_Text"><text:s/>*</text:p>
      <text:p text:style-name="Preformatted_20_Text"><text:s/>* &lt;div class="grid"&gt;</text:p>
      <text:p text:style-name="Preformatted_20_Text"><text:s/>* <text:s text:c="4"/>&lt;div class="cell cell-5"&gt;&lt;/div&gt;</text:p>
      <text:p text:style-name="Preformatted_20_Text"><text:s/>* <text:s text:c="4"/>&lt;div class="cell cell-5"&gt;&lt;/div&gt;</text:p>
      <text:p text:style-name="Preformatted_20_Text"><text:s/>* &lt;/div&gt;</text:p>
      <text:p text:style-name="Preformatted_20_Text"><text:s/>*/</text:p>
      <text:p text:style-name="Preformatted_20_Text"><text:s/></text:p>
      <text:p text:style-name="Preformatted_20_Text">/**</text:p>
      <text:p text:style-name="Preformatted_20_Text"><text:s/>* Grid container</text:p>
      <text:p text:style-name="Preformatted_20_Text"><text:s/>* Deve conter apenas filhos de `.cell`</text:p>
      <text:p text:style-name="Preformatted_20_Text"><text:s/>*/</text:p>
      <text:p text:style-name="Preformatted_20_Text"/>
      <text:p text:style-name="Preformatted_20_Text">.grid {</text:p>
      <text:p text:style-name="Preformatted_20_Text"><text:s text:c="4"/>overflow: visible;</text:p>
      <text:p text:style-name="Preformatted_20_Text"><text:s text:c="4"/>height: 100%;</text:p>
      <text:p text:style-name="Preformatted_20_Text"><text:s text:c="4"/>/* Prevent inline-block cells wrapping */</text:p>
      <text:p text:style-name="Preformatted_20_Text"><text:s text:c="4"/>white-space: nowrap;</text:p>
      <text:p text:style-name="Preformatted_20_Text"><text:s text:c="4"/>/* Remove inter-cell whitespace */</text:p>
      <text:p text:style-name="Preformatted_20_Text"><text:s text:c="4"/>font-size: 0;</text:p>
      <text:p text:style-name="Preformatted_20_Text">}</text:p>
      <text:p text:style-name="Preformatted_20_Text"/>
      <text:p text:style-name="Preformatted_20_Text">/**</text:p>
      <text:p text:style-name="Preformatted_20_Text"><text:s/>* Grid cells</text:p>
      <text:p text:style-name="Preformatted_20_Text"><text:s/>* Largura não-explícita por padrão. Extenda com classes `.cell-n`.</text:p>
      <text:p text:style-name="Preformatted_20_Text"><text:s/>*/</text:p>
      <text:p text:style-name="Preformatted_20_Text"/>
      <text:p text:style-name="Preformatted_20_Text">.cell {</text:p>
      <text:p text:style-name="Preformatted_20_Text"><text:s text:c="4"/>box-sizing: border-box;</text:p>
      <text:p text:style-name="Preformatted_20_Text"><text:s text:c="4"/>position: relative;</text:p>
      <text:p text:style-name="Preformatted_20_Text"><text:s text:c="4"/>overflow: hidden;</text:p>
      <text:p text:style-name="Preformatted_20_Text"><text:s text:c="4"/>width: 20%;</text:p>
      <text:p text:style-name="Preformatted_20_Text"><text:s text:c="4"/>height: 100%;</text:p>
      <text:p text:style-name="Preformatted_20_Text"><text:s text:c="4"/>/* Set the inter-cell spacing */</text:p>
      <text:p text:style-name="Preformatted_20_Text"><text:s text:c="4"/>padding: 0 10px;</text:p>
      <text:p text:style-name="Preformatted_20_Text"><text:s text:c="4"/>border: 2px solid #333;</text:p>
      <text:p text:style-name="Preformatted_20_Text"><text:soft-page-break/><text:s text:c="4"/>vertical-align: top;</text:p>
      <text:p text:style-name="Preformatted_20_Text"><text:s text:c="4"/>/* Reset white-space */</text:p>
      <text:p text:style-name="Preformatted_20_Text"><text:s text:c="4"/>white-space: normal;</text:p>
      <text:p text:style-name="Preformatted_20_Text"><text:s text:c="4"/>/* Reset font-size */</text:p>
      <text:p text:style-name="Preformatted_20_Text"><text:s text:c="4"/>font-size: 16px;</text:p>
      <text:p text:style-name="Preformatted_20_Text">}</text:p>
      <text:p text:style-name="Preformatted_20_Text"/>
      <text:p text:style-name="Preformatted_20_Text">/* Cell states */</text:p>
      <text:p text:style-name="Preformatted_20_Text"/>
      <text:p text:style-name="Preformatted_20_Text">.cell.is-animating {</text:p>
      <text:p text:style-name="Preformatted_20_Text"><text:s text:c="4"/>background-color: #fffdec;</text:p>
      <text:p text:style-name="Preformatted_20_Text">}</text:p>
      <text:p text:style-name="Preformatted_20_Text"/>
      <text:p text:style-name="Preformatted_20_Text">/* Cell dimensions</text:p>
      <text:p text:style-name="Preformatted_20_Text"><text:s text:c="3"/>========================================================================== */</text:p>
      <text:p text:style-name="Preformatted_20_Text"/>
      <text:p text:style-name="Preformatted_20_Text">.cell-1 { width: 10%; }</text:p>
      <text:p text:style-name="Preformatted_20_Text">.cell-2 { width: 20%; }</text:p>
      <text:p text:style-name="Preformatted_20_Text">.cell-3 { width: 30%; }</text:p>
      <text:p text:style-name="Preformatted_20_Text">.cell-4 { width: 40%; }</text:p>
      <text:p text:style-name="Preformatted_20_Text">.cell-5 { width: 50%; }</text:p>
      <text:p text:style-name="Preformatted_20_Text"/>
      <text:p text:style-name="Preformatted_20_Text">/* Cell modifiers</text:p>
      <text:p text:style-name="Preformatted_20_Text"><text:s text:c="3"/>========================================================================== */</text:p>
      <text:p text:style-name="Preformatted_20_Text"/>
      <text:p text:style-name="Preformatted_20_Text">.cell--detail,</text:p>
      <text:p text:style-name="Preformatted_20_Text">.cell--important {</text:p>
      <text:p text:style-name="Preformatted_20_Text"><text:s text:c="4"/>border-width: 4px;</text:p>
      <text:p text:style-name="P1">}</text:p>
      <text:h text:style-name="Heading_20_2" text:outline-level="2"><text:bookmark text:name="user-content-organization"/><text:bookmark text:name="user-content-7-organização"/>7. Organização</text:h>
      <text:p text:style-name="Text_20_body">Organização de código é uma importante parte de qualquer base de código CSS, e crucial para grandes bases de código.</text:p>
      <text:list xml:id="list3691215615" text:style-name="L8">
        <text:list-item>
          <text:p text:style-name="P17">Separar logicamente distintas partes do código. </text:p>
        </text:list-item>
        <text:list-item>
          <text:p text:style-name="P17">Usar arquivos separados (concatenados por um processo de build) para ajudar a dividir código para componentes distintos. </text:p>
        </text:list-item>
        <text:list-item>
          <text:p text:style-name="P16">Se estiver usando um pré-processador, abstrair partes comuns de código em variáveis para cor, tipografia, etc. </text:p>
        </text:list-item>
      </text:list>
      <text:h text:style-name="Heading_20_2" text:outline-level="2"><text:bookmark text:name="user-content-build-and-deployment"/><text:bookmark text:name="user-content-8-build-e-deploy"/>8. Build e deploy</text:h>
      <text:p text:style-name="Text_20_body">Os projetos devem sempre tentar incluir alguns meios genéricos pelos quais sua fonte possa ser avaliada, testada, comprimida e versionada em preparação para uso em produção. Para essa tarefa, o <text:a xlink:type="simple" xlink:href="https://github.com/cowboy/grunt" text:style-name="Internet_20_link" text:visited-style-name="Visited_20_Internet_20_Link">grunt</text:a> por Ben Alman é uma excelente ferramenta.</text:p>
      <text:h text:style-name="Heading_20_2" text:outline-level="2"><text:bookmark text:name="user-content-acknowledgements"/><text:bookmark text:name="user-content-agradecimentos"/>Agradecimentos</text:h>
      <text:p text:style-name="Text_20_body">Obrigado a todos que contribuiram para <text:a xlink:type="simple" xlink:href="https://github.com/rwldrn/idiomatic.js" text:style-name="Internet_20_link" text:visited-style-name="Visited_20_Internet_20_Link">idiomatic.js</text:a>. Foi uma fonte de inspiração, citações e diretrizes.</text:p>
      <text:p text:style-name="Standard"><text:a xlink:type="simple" xlink:href="https://github.com/necolas/idiomatic-css/tree/master/translations/pt-BR" text:style-name="Internet_20_link" text:visited-style-name="Visited_20_Internet_20_Link">https://github.com/necolas/idiomatic-css/tree/master/translations/pt-B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6:10:28.788846320</meta:creation-date>
    <dc:date>2022-10-16T06:10:50.810063812</dc:date>
    <meta:editing-duration>PT24S</meta:editing-duration>
    <meta:editing-cycles>1</meta:editing-cycles>
    <meta:document-statistic meta:table-count="0" meta:image-count="0" meta:object-count="0" meta:page-count="7" meta:paragraph-count="253" meta:word-count="1746" meta:character-count="12037" meta:non-whitespace-character-count="10201"/>
    <meta:generator>LibreOffice/7.3.6.2$Linux_X86_64 LibreOffice_project/30$Build-2</meta:generator>
  </office:meta>
</office:document-meta>
</file>